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5200427493497347706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5060776927925826615" text:style-name="L2">
        <text:list-item>
          <text:list>
            <text:list-header>
              <text:p text:style-name="P23"><text:span text:style-name="T1">Run: </text:span><text:s/>0.1 mile lead into a 2 mile run</text:p>
              <text:p text:style-name="P23">2 mile splits: <text:s/>8:21, 8:03</text:p>
              <text:p text:style-name="P2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4500541056014985884" text:style-name="L3">
        <text:list-item>
          <text:list>
            <text:list-header>
              <text:p text:style-name="P24">21.7 miles in the last week </text:p>
            </text:list-header>
          </text:list>
        </text:list-item>
      </text:list>
      <text:p text:style-name="P18"/>
      <text:p text:style-name="P18"><text:soft-page-break/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total.</text:p>
      <text:p text:style-name="P18">Walk/Run ratio: 0.33 </text:p>
      <text:p text:style-name="P18"/>
      <text:p text:style-name="P18">Mon Oct 8, 2018 <text:span text:style-name="T1">no running</text:span></text:p>
      <text:p text:style-name="P18">I ran 2.5 miles averaging 9:22/mile on slightly hilly roads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09T10:10:08.90</dc:date>
    <dc:creator>James  Lombardi</dc:creator>
    <meta:editing-duration>P5DT13H52M40S</meta:editing-duration>
    <meta:editing-cycles>460</meta:editing-cycles>
    <meta:generator>OpenOffice/4.1.2$Win32 OpenOffice.org_project/412m3$Build-9782</meta:generator>
    <meta:document-statistic meta:table-count="0" meta:image-count="0" meta:object-count="0" meta:page-count="12" meta:paragraph-count="315" meta:word-count="3191" meta:character-count="16301"/>
  </office:meta>
</office:document-meta>
</file>